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OpenSymbol1"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rsid="0044ddbb" officeooo:paragraph-rsid="0044ddbb"/>
    </style:style>
    <style:style style:name="P2" style:family="paragraph" style:parent-style-name="Text_20_body" style:list-style-name="L2">
      <style:text-properties officeooo:rsid="003e40c3" officeooo:paragraph-rsid="003e40c3"/>
    </style:style>
    <style:style style:name="P3" style:family="paragraph" style:parent-style-name="Text_20_body" style:list-style-name="L3">
      <style:text-properties officeooo:paragraph-rsid="003a88db"/>
    </style:style>
    <style:style style:name="P4" style:family="paragraph" style:parent-style-name="Text_20_body" style:list-style-name="L3">
      <style:text-properties officeooo:rsid="00353062" officeooo:paragraph-rsid="00353062"/>
    </style:style>
    <style:style style:name="P5" style:family="paragraph" style:parent-style-name="Text_20_body" style:list-style-name="L3">
      <style:text-properties officeooo:rsid="003b7085" officeooo:paragraph-rsid="003b7085"/>
    </style:style>
    <style:style style:name="P6" style:family="paragraph" style:parent-style-name="Text_20_body" style:list-style-name="L4">
      <style:text-properties officeooo:paragraph-rsid="00183943"/>
    </style:style>
    <style:style style:name="P7" style:family="paragraph" style:parent-style-name="Text_20_body" style:list-style-name="L4">
      <style:text-properties officeooo:paragraph-rsid="001a5633"/>
    </style:style>
    <style:style style:name="P8" style:family="paragraph" style:parent-style-name="Text_20_body" style:list-style-name="L4">
      <style:text-properties officeooo:paragraph-rsid="00242c0f"/>
    </style:style>
    <style:style style:name="P9" style:family="paragraph" style:parent-style-name="Text_20_body" style:list-style-name="L4">
      <style:text-properties officeooo:rsid="002e6b7c" officeooo:paragraph-rsid="002e6b7c"/>
    </style:style>
    <style:style style:name="P10" style:family="paragraph" style:parent-style-name="Text_20_body" style:list-style-name="L4">
      <style:text-properties officeooo:rsid="001908d6" officeooo:paragraph-rsid="00301d67"/>
    </style:style>
    <style:style style:name="P11" style:family="paragraph" style:parent-style-name="Text_20_body" style:list-style-name="L4">
      <style:text-properties officeooo:rsid="001908d6" officeooo:paragraph-rsid="001908d6"/>
    </style:style>
    <style:style style:name="P12" style:family="paragraph" style:parent-style-name="Text_20_body" style:list-style-name="L4">
      <style:text-properties officeooo:rsid="00301d67" officeooo:paragraph-rsid="00301d67"/>
    </style:style>
    <style:style style:name="P13" style:family="paragraph" style:parent-style-name="Text_20_body" style:list-style-name="L4">
      <style:text-properties officeooo:rsid="002aafd4" officeooo:paragraph-rsid="002aafd4"/>
    </style:style>
    <style:style style:name="P14" style:family="paragraph" style:parent-style-name="Text_20_body" style:list-style-name="L4">
      <style:text-properties fo:font-weight="bold" officeooo:rsid="0028c8db" officeooo:paragraph-rsid="0028c8db" style:font-weight-asian="bold" style:font-weight-complex="bold"/>
    </style:style>
    <style:style style:name="P15" style:family="paragraph" style:parent-style-name="Text_20_body" style:list-style-name="L6">
      <style:text-properties fo:font-weight="bold" officeooo:rsid="0014b93a" officeooo:paragraph-rsid="0014b93a" style:font-weight-asian="bold" style:font-weight-complex="bold"/>
    </style:style>
    <style:style style:name="P16" style:family="paragraph" style:parent-style-name="Text_20_body" style:list-style-name="L4">
      <style:text-properties officeooo:rsid="001fe5f6" officeooo:paragraph-rsid="001fe5f6"/>
    </style:style>
    <style:style style:name="P17" style:family="paragraph" style:parent-style-name="Text_20_body" style:list-style-name="L4">
      <style:text-properties officeooo:rsid="002612cb" officeooo:paragraph-rsid="002612cb"/>
    </style:style>
    <style:style style:name="P18" style:family="paragraph" style:parent-style-name="Text_20_body" style:list-style-name="L4">
      <style:text-properties officeooo:rsid="00261d90" officeooo:paragraph-rsid="00261d90"/>
    </style:style>
    <style:style style:name="P19" style:family="paragraph" style:parent-style-name="Text_20_body" style:list-style-name="L4">
      <style:text-properties officeooo:rsid="002b5930" officeooo:paragraph-rsid="002b5930"/>
    </style:style>
    <style:style style:name="P20" style:family="paragraph" style:parent-style-name="Text_20_body" style:list-style-name="L5">
      <style:text-properties officeooo:rsid="0014c095" officeooo:paragraph-rsid="0014c095"/>
    </style:style>
    <style:style style:name="P21" style:family="paragraph" style:parent-style-name="Text_20_body" style:list-style-name="L6">
      <style:text-properties officeooo:paragraph-rsid="00141a00"/>
    </style:style>
    <style:style style:name="P22" style:family="paragraph" style:parent-style-name="Text_20_body" style:list-style-name="L6">
      <style:text-properties officeooo:rsid="00125f61" officeooo:paragraph-rsid="000f4b21"/>
    </style:style>
    <style:style style:name="P23" style:family="paragraph" style:parent-style-name="Text_20_body" style:list-style-name="L6">
      <style:text-properties officeooo:rsid="00125f61" officeooo:paragraph-rsid="00106d3f"/>
    </style:style>
    <style:style style:name="P24" style:family="paragraph" style:parent-style-name="Text_20_body" style:list-style-name="L6">
      <style:text-properties officeooo:rsid="00139627" officeooo:paragraph-rsid="00139627"/>
    </style:style>
    <style:style style:name="P25" style:family="paragraph" style:parent-style-name="Text_20_body" style:list-style-name="L6">
      <style:text-properties officeooo:rsid="00106d3f" officeooo:paragraph-rsid="00106d3f"/>
    </style:style>
    <style:style style:name="P26" style:family="paragraph" style:parent-style-name="Text_20_body" style:list-style-name="L6">
      <style:text-properties officeooo:rsid="00141ab5" officeooo:paragraph-rsid="00141ab5"/>
    </style:style>
    <style:style style:name="P27" style:family="paragraph" style:parent-style-name="Text_20_body" style:list-style-name="L7">
      <style:text-properties officeooo:paragraph-rsid="0007b172"/>
    </style:style>
    <style:style style:name="P28" style:family="paragraph" style:parent-style-name="Text_20_body" style:list-style-name="L7">
      <style:text-properties officeooo:rsid="0007b172" officeooo:paragraph-rsid="0007b172"/>
    </style:style>
    <style:style style:name="P29" style:family="paragraph" style:parent-style-name="Text_20_body" style:list-style-name="L7">
      <style:text-properties officeooo:rsid="000eed2d" officeooo:paragraph-rsid="000eed2d"/>
    </style:style>
    <style:style style:name="P30" style:family="paragraph" style:parent-style-name="Text_20_body" style:list-style-name="L8">
      <style:text-properties officeooo:rsid="0045050e" officeooo:paragraph-rsid="0045050e"/>
    </style:style>
    <style:style style:name="P31" style:family="paragraph" style:parent-style-name="Heading_20_1">
      <style:text-properties officeooo:rsid="0007b172"/>
    </style:style>
    <style:style style:name="P32" style:family="paragraph" style:parent-style-name="Heading_20_2">
      <style:text-properties officeooo:rsid="004127e4"/>
    </style:style>
    <style:style style:name="P33" style:family="paragraph" style:parent-style-name="Heading_20_2">
      <style:text-properties officeooo:rsid="003d2006"/>
    </style:style>
    <style:style style:name="P34" style:family="paragraph" style:parent-style-name="Heading_20_2">
      <style:text-properties officeooo:rsid="00343b99"/>
    </style:style>
    <style:style style:name="P35" style:family="paragraph" style:parent-style-name="Heading_20_2">
      <style:text-properties officeooo:rsid="0016fbbe" officeooo:paragraph-rsid="0016fbbe"/>
    </style:style>
    <style:style style:name="P36" style:family="paragraph" style:parent-style-name="Heading_20_2">
      <style:text-properties officeooo:rsid="0014c095"/>
    </style:style>
    <style:style style:name="P37" style:family="paragraph" style:parent-style-name="Heading_20_2">
      <style:text-properties officeooo:rsid="000f4b21"/>
    </style:style>
    <style:style style:name="P38" style:family="paragraph" style:parent-style-name="Heading_20_2">
      <style:text-properties officeooo:rsid="0007b172"/>
    </style:style>
    <style:style style:name="P39" style:family="paragraph" style:parent-style-name="Heading_20_2">
      <style:text-properties officeooo:rsid="0045050e" officeooo:paragraph-rsid="0045050e"/>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141a00"/>
    </style:style>
    <style:style style:name="T9" style:family="text">
      <style:text-properties officeooo:rsid="00183943"/>
    </style:style>
    <style:style style:name="T10" style:family="text">
      <style:text-properties officeooo:rsid="001a5633"/>
    </style:style>
    <style:style style:name="T11" style:family="text">
      <style:text-properties officeooo:rsid="00242c0f"/>
    </style:style>
    <style:style style:name="T12" style:family="text">
      <style:text-properties officeooo:rsid="00301d67"/>
    </style:style>
    <style:style style:name="T13" style:family="text">
      <style:text-properties officeooo:rsid="00325284"/>
    </style:style>
    <style:style style:name="T14" style:family="text">
      <style:text-properties officeooo:rsid="00343b99"/>
    </style:style>
    <style:style style:name="T15" style:family="text">
      <style:text-properties officeooo:rsid="004127e4"/>
    </style:style>
    <style:style style:name="T16" style:family="text">
      <style:text-properties officeooo:rsid="0044dd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 text:style-name="Internet_20_link" text:visited-style-name="Visited_20_Internet_20_Link">Austrian</text:a> project, sponsored by an Austra<text:span text:style-name="T1">lian</text:span> wine company called <text:a xlink:type="simple" xlink:href="http://www.debortoli.com.au/" text:style-name="Internet_20_link" text:visited-style-name="Visited_20_Internet_20_Link">De Bortoli Wines</text:a>. Thank you!</text:p>
      <text:p text:style-name="Text_20_body">More information <text:span text:style-name="T6">at </text:span><text:a xlink:type="simple" xlink:href="http://reader.tomtasche.at/" text:style-name="Internet_20_link" text:visited-style-name="Visited_20_Internet_20_Link">reader.tomtasche.at</text:a>.</text:p>
      <text:h text:style-name="P31" text:outline-level="1">What's new</text:h>
      <text:h text:style-name="P39" text:outline-level="2">Version 2.13</text:h>
      <text:list xml:id="list3914889942894302997" text:style-name="L8">
        <text:list-item>
          <text:p text:style-name="P30">Changes under the hood necessary in order to keep app in Play Store. </text:p>
        </text:list-item>
        <text:list-item>
          <text:p text:style-name="P30">Help us decide what's next by answering a few questions: <text:a xlink:type="simple" xlink:href="https://goo.gl/forms/GhvYXTtU7PLuGUBe2" text:style-name="Internet_20_link" text:visited-style-name="Visited_20_Internet_20_Link">https://goo.gl/forms/GhvYXTtU7PLuGUBe2</text:a></text:p>
        </text:list-item>
      </text:list>
      <text:h text:style-name="P32" text:outline-level="2">Version 2.1<text:span text:style-name="T16">2</text:span></text:h>
      <text:list xml:id="list7466661152407045337" text:style-name="L1">
        <text:list-item>
          <text:p text:style-name="P1"><text:span text:style-name="T15">I</text:span>f you can see this, you are now able to edit your documents! You can do so by clicking on the little pen in the upper right. Feedback appreciated!</text:p>
        </text:list-item>
      </text:list>
      <text:h text:style-name="P33" text:outline-level="2">Version 2.11</text:h>
      <text:list xml:id="list3895490672836850111" text:style-name="L2">
        <text:list-item>
          <text:p text:style-name="P2">lots of under-the-hood improvements</text:p>
        </text:list-item>
        <text:list-item>
          <text:p text:style-name="P2">initial support for graphics and charts</text:p>
        </text:list-item>
      </text:list>
      <text:h text:style-name="P34" text:outline-level="2">Version 2.10.1</text:h>
      <text:list xml:id="list7168780477642894658" text:style-name="L3">
        <text:list-item>
          <text:p text:style-name="P3"><text:span text:style-name="T14">support official </text:span><text:a xlink:type="simple" xlink:href="https://play.google.com/store/apps/details?id=com.google.android.apps.cloudprint" text:style-name="Internet_20_link" text:visited-style-name="Visited_20_Internet_20_Link"><text:span text:style-name="T14">Google Cloud Print</text:span></text:a><text:span text:style-name="T14"> app</text:span></text:p>
        </text:list-item>
        <text:list-item>
          <text:p text:style-name="P4">hide ads for a while after a user consumed one</text:p>
        </text:list-item>
        <text:list-item>
          <text:p text:style-name="P4">update translations</text:p>
        </text:list-item>
        <text:list-item>
          <text:p text:style-name="P5">reduced prices for „remove ads“-packages</text:p>
        </text:list-item>
      </text:list>
      <text:h text:style-name="P35" text:outline-level="2">Version 2.<text:span text:style-name="T13">10</text:span></text:h>
      <text:list xml:id="list632084942383816503" text:style-name="L4">
        <text:list-item>
          <text:p text:style-name="P6"><text:span text:style-name="T5">improved search</text:span><text:span text:style-name="T9"> on Jelly Bean devices</text:span></text:p>
        </text:list-item>
        <text:list-item>
          <text:p text:style-name="P9">fix zooming into documents</text:p>
        </text:list-item>
        <text:list-item>
          <text:p text:style-name="P10"><text:span text:style-name="T12">created a </text:span><text:a xlink:type="simple" xlink:href="https://plus.google.com/communities/113494011673882132018" text:style-name="Internet_20_link" text:visited-style-name="Visited_20_Internet_20_Link"><text:span text:style-name="T12">Google+ Community</text:span></text:a></text:p>
          <text:list>
            <text:list-item>
              <text:p text:style-name="P12">check back often to get the latest news about this app</text:p>
            </text:list-item>
          </text:list>
        </text:list-item>
        <text:list-item>
          <text:p text:style-name="P11"><text:soft-page-break/>added and updated translations</text:p>
          <text:list>
            <text:list-item>
              <text:p text:style-name="P11">thanks to everybody who contributed!</text:p>
            </text:list-item>
          </text:list>
        </text:list-item>
        <text:list-item>
          <text:p text:style-name="P13">speed up startup</text:p>
        </text:list-item>
        <text:list-item>
          <text:p text:style-name="P7"><text:span text:style-name="T10">include „BugSense“ and „Google Analytics“ services to better understand how and what features of the app you're using</text:span></text:p>
        </text:list-item>
        <text:list-item>
          <text:p text:style-name="P14">fullscreen mode</text:p>
        </text:list-item>
        <text:list-item>
          <text:p text:style-name="P16">improved In-App-Purchasing</text:p>
        </text:list-item>
        <text:list-item>
          <text:p text:style-name="P8"><text:span text:style-name="T11">add support for </text:span><text:span text:style-name="T4">Google Cloud printing</text:span></text:p>
        </text:list-item>
        <text:list-item>
          <text:p text:style-name="P17">add Share function</text:p>
          <text:list>
            <text:list-item>
              <text:p text:style-name="P18">share your documents as html</text:p>
            </text:list-item>
          </text:list>
        </text:list-item>
        <text:list-item>
          <text:p text:style-name="P19">highly experimental Text-To-Speech functionality</text:p>
        </text:list-item>
      </text:list>
      <text:h text:style-name="P36" text:outline-level="2">Version 2.9.2</text:h>
      <text:list xml:id="list7008125260311381180" text:style-name="L5">
        <text:list-item>
          <text:p text:style-name="P20">fixed decryption of documents</text:p>
          <text:list>
            <text:list-item>
              <text:p text:style-name="P20">thanks Mike!</text:p>
            </text:list-item>
          </text:list>
        </text:list-item>
      </text:list>
      <text:h text:style-name="P37" text:outline-level="2">Version 2.9.1</text:h>
      <text:list xml:id="list3681914869149403098" text:style-name="L6">
        <text:list-item>
          <text:p text:style-name="P22">you guys came up with some really cool ideas, so we decided to throw in yet another quick update. Thanks for your suggestions and feedback!</text:p>
        </text:list-item>
        <text:list-item>
          <text:p text:style-name="P15">the new permission is needed for creating shortcuts on your homescreen. It's harmless. We won't create shortcuts unless you ask us to do so.</text:p>
        </text:list-item>
        <text:list-item>
          <text:p text:style-name="P23">as of 2.9 we limit how much of a spreadsheet you can see. Now you can see the whole document again if you wish to do so (hit „Reload without limit“ in the menu)</text:p>
          <text:list>
            <text:list-item>
              <text:p text:style-name="P24">thanks Cody and Roger for reporting this</text:p>
            </text:list-item>
          </text:list>
        </text:list-item>
        <text:list-item>
          <text:p text:style-name="P25">„Choose file from device“ has been fixed to look cleaner and not show all files twice</text:p>
          <text:list>
            <text:list-item>
              <text:p text:style-name="P24">thanks Mr. Anonymous for reporting this</text:p>
            </text:list-item>
          </text:list>
        </text:list-item>
        <text:list-item>
          <text:p text:style-name="P21"><text:span text:style-name="T8">if there's a document you have to open again and again, you can now create a shortcut on your homescreen, which starts the app </text:span><text:span text:style-name="T3">and</text:span><text:span text:style-name="T8"> automatically loads the </text:span><text:soft-page-break/><text:span text:style-name="T8">selected document</text:span></text:p>
        </text:list-item>
        <text:list-item>
          <text:p text:style-name="P26">a few new translations – thanks to everybody who helped!</text:p>
        </text:list-item>
      </text:list>
      <text:h text:style-name="P38" text:outline-level="2">Version 2.9</text:h>
      <text:list xml:id="list6816860979585770377" text:style-name="L7">
        <text:list-item>
          <text:p text:style-name="P28">as usual: performance improvements and other work under the hood</text:p>
        </text:list-item>
        <text:list-item>
          <text:p text:style-name="P27"><text:span text:style-name="T2">Irish translation</text:span><text:span text:style-name="T7">. Thanks Seanán! If you want to help translate this app into other languages, head over to </text:span><text:a xlink:type="simple" xlink:href="https://crowdin.net/project/opendocument" text:style-name="Internet_20_link" text:visited-style-name="Visited_20_Internet_20_Link"><text:span text:style-name="T7">crowdin.net/project/opendocument</text:span></text:a></text:p>
        </text:list-item>
        <text:list-item>
          <text:p text:style-name="P27"><text:span text:style-name="T7">basic </text:span><text:span text:style-name="T2">support for presentations</text:span><text:span text:style-name="T7"> (.odp)! We're sure there's still a lot of files which won't display correctly, so please send us your files if you want us to improve the app.</text:span></text:p>
        </text:list-item>
        <text:list-item>
          <text:p text:style-name="P28">instead of crashing, the app now asks you for the password again if you didn't enter a valid one</text:p>
        </text:list-item>
        <text:list-item>
          <text:p text:style-name="P28">txt, jpeg and png files now open directly in the app, without uploading the files to our servers</text:p>
        </text:list-item>
        <text:list-item>
          <text:p text:style-name="P29">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 text:style-name="Internet_20_link" text:visited-style-name="Visited_20_Internet_20_Link">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OpenSymbol1"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style-name="Standard"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Liberation Sans2" style:font-family-complex="'Liberation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ans2" style:font-family-complex="'Liberation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font-family-complex="'Liberation San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fo:font-family="'Liberation Sans'" style:font-style-name="Standard"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fo:font-family="'Liberation Sans'"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loext: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6-08-20T20:51:50.671585745</dc:date>
    <meta:editing-duration>PT3H4M55S</meta:editing-duration>
    <meta:editing-cycles>201</meta:editing-cycles>
    <meta:generator>LibreOffice/4.4.6.3$Linux_X86_64 LibreOffice_project/40m0$Build-3</meta:generator>
    <meta:document-statistic meta:table-count="0" meta:image-count="0" meta:object-count="0" meta:page-count="3" meta:paragraph-count="56" meta:word-count="600" meta:character-count="3426" meta:non-whitespace-character-count="2919"/>
  </office:meta>
</office:document-meta>
</file>